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94f" officeooo:paragraph-rsid="0014b94f"/>
    </style:style>
    <style:style style:name="P2" style:family="paragraph" style:parent-style-name="Standard">
      <style:text-properties officeooo:rsid="0014b94f" officeooo:paragraph-rsid="0019710f"/>
    </style:style>
    <style:style style:name="P3" style:family="paragraph" style:parent-style-name="Standard">
      <style:text-properties officeooo:rsid="0019710f" officeooo:paragraph-rsid="0019710f"/>
    </style:style>
    <style:style style:name="T1" style:family="text">
      <style:text-properties officeooo:rsid="0014b94f"/>
    </style:style>
    <style:style style:name="T2" style:family="text">
      <style:text-properties officeooo:rsid="00197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apt-get update</text:p>
      <text:p text:style-name="P1">sudo apt-get upgrade</text:p>
      <text:p text:style-name="P1">sudo apt-get install apache2</text:p>
      <text:p text:style-name="P1">sudo apache2ctl configtest</text:p>
      <text:p text:style-name="P1">( to check if syntax is OK or not)</text:p>
      <text:p text:style-name="P1">sudo apache2ctl configtest</text:p>
      <text:p text:style-name="P1">sudo ufw allow in "Apache Full"</text:p>
      <text:p text:style-name="P1">sudo nano /etc/apache2/apache2.conf</text:p>
      <text:p text:style-name="P1"/>
      <text:p text:style-name="P1">add following things in the file:</text:p>
      <text:p text:style-name="P1">ServerName 127.0.0.1</text:p>
      <text:p text:style-name="P1"/>
      <text:p text:style-name="P1">apache is installed.</text:p>
      <text:p text:style-name="P1"/>
      <text:p text:style-name="P1">You can put your file in the below mentioned location, to run them on server.</text:p>
      <text:p text:style-name="P1"/>
      <text:p text:style-name="P1">open the below location ( other locations/computer/var/www/html )</text:p>
      <text:p text:style-name="P1"/>
      <text:p text:style-name="P1">these files can be seen by others ( except in case of virtualbox)</text:p>
      <text:p text:style-name="P1">deepak@deepak-VirtualBox:/var/www$ </text:p>
      <text:p text:style-name="P1"/>
      <text:p text:style-name="P1">Now you can access the files put in the server through Localhost (127.0.0.1 , as you added in apache2.conf <text:s/>file)</text:p>
      <text:p text:style-name="P1"/>
      <text:p text:style-name="P3">to give permission to unlock files kept in server folder ( <text:span text:style-name="T1">other locations/computer/var/www</text:span>)</text:p>
      <text:p text:style-name="P2">sudo chmod -R 777 <text:span text:style-name="T2">&lt;file/folder name&gt;</text:span></text:p>
      <text:p text:style-name="P2"><text:span text:style-name="T2">examples: </text:span></text:p>
      <text:p text:style-name="P2">sudo chmod -R 777 html</text:p>
      <text:p text:style-name="P1"/>
      <text:p text:style-name="P1">sudo chmod -R 777 rajgovt_bc_dashboard_ui</text:p>
      <text:p text:style-name="P1"/>
      <text:p text:style-name="P3">(above 3 commands are type of Bas commands in Linux)</text:p>
      <text:p text:style-name="P1"/>
      <text:p text:style-name="P1">that’s i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55:12.062239675</meta:creation-date>
    <dc:date>2018-11-29T12:19:30.378407793</dc:date>
    <meta:editing-duration>PT3M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144" meta:character-count="912" meta:non-whitespace-character-count="788"/>
  </office:meta>
</office:document-meta>
</file>